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df25" officeooo:paragraph-rsid="0012df25" style:font-size-asian="20pt" style:font-size-complex="20pt"/>
    </style:style>
    <style:style style:name="P2" style:family="paragraph" style:parent-style-name="Standard">
      <style:paragraph-properties fo:text-align="start" style:justify-single-word="false"/>
      <style:text-properties fo:font-size="20pt" officeooo:rsid="0014be9e" officeooo:paragraph-rsid="00168e7e" style:font-size-asian="20pt" style:font-size-complex="20pt"/>
    </style:style>
    <style:style style:name="P3" style:family="paragraph" style:parent-style-name="Standard">
      <style:paragraph-properties fo:text-align="center" style:justify-single-word="false"/>
      <style:text-properties fo:font-size="20pt" fo:font-style="italic" fo:font-weight="bold" officeooo:rsid="001a543e" officeooo:paragraph-rsid="001a543e" style:font-size-asian="20pt" style:font-style-asian="italic" style:font-weight-asian="bold" style:font-size-complex="20pt" style:font-style-complex="italic" style:font-weight-complex="bold"/>
    </style:style>
    <style:style style:name="P4" style:family="paragraph" style:parent-style-name="Standard">
      <style:paragraph-properties fo:text-align="center" style:justify-single-word="false"/>
      <style:text-properties fo:font-size="20pt" fo:font-style="italic" fo:font-weight="bold" officeooo:rsid="0014be9e" officeooo:paragraph-rsid="0014be9e"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officeooo:rsid="0012df25" officeooo:paragraph-rsid="0012df25" style:font-size-asian="20pt" style:font-size-complex="20pt"/>
    </style:style>
    <style:style style:name="P6" style:family="paragraph" style:parent-style-name="Standard">
      <style:paragraph-properties fo:text-align="justify" style:justify-single-word="false"/>
      <style:text-properties fo:font-size="20pt" fo:font-style="normal" fo:font-weight="normal" officeooo:rsid="001ac451" officeooo:paragraph-rsid="001ac451" style:font-size-asian="20pt" style:font-style-asian="normal" style:font-weight-asian="normal" style:font-size-complex="20pt" style:font-style-complex="normal" style:font-weight-complex="normal"/>
    </style:style>
    <style:style style:name="P7" style:family="paragraph" style:parent-style-name="Standard">
      <style:paragraph-properties fo:text-align="start" style:justify-single-word="false"/>
      <style:text-properties fo:font-size="20pt" fo:font-style="normal" fo:font-weight="normal" officeooo:rsid="001f3bea" officeooo:paragraph-rsid="001f3bea" style:font-size-asian="20pt" style:font-style-asian="normal" style:font-weight-asian="normal" style:font-size-complex="20pt" style:font-style-complex="normal" style:font-weight-complex="normal"/>
    </style:style>
    <style:style style:name="P8" style:family="paragraph" style:parent-style-name="Standard">
      <style:paragraph-properties fo:text-align="start" style:justify-single-word="false"/>
      <style:text-properties fo:font-size="20pt" fo:font-style="normal" fo:font-weight="normal" officeooo:rsid="001f3bea" officeooo:paragraph-rsid="0020b922" style:font-size-asian="20pt" style:font-style-asian="normal" style:font-weight-asian="normal" style:font-size-complex="20pt" style:font-style-complex="normal" style:font-weight-complex="normal"/>
    </style:style>
    <style:style style:name="P9" style:family="paragraph" style:parent-style-name="Standard">
      <style:paragraph-properties fo:text-align="start" style:justify-single-word="false"/>
      <style:text-properties fo:font-size="20pt" officeooo:rsid="0014be9e" officeooo:paragraph-rsid="0014be9e" style:font-size-asian="20pt" style:font-size-complex="20pt"/>
    </style:style>
    <style:style style:name="P10" style:family="paragraph" style:parent-style-name="Standard">
      <style:paragraph-properties fo:text-align="start" style:justify-single-word="false"/>
      <style:text-properties fo:font-size="20pt" officeooo:rsid="0014be9e" officeooo:paragraph-rsid="00168e7e" style:font-size-asian="20pt" style:font-size-complex="20pt"/>
    </style:style>
    <style:style style:name="P11" style:family="paragraph" style:parent-style-name="Standard">
      <style:paragraph-properties fo:text-align="center" style:justify-single-word="false"/>
      <style:text-properties fo:font-size="20pt" fo:font-style="italic" fo:font-weight="bold" officeooo:rsid="001d7503" officeooo:paragraph-rsid="001d7503" style:font-size-asian="20pt" style:font-style-asian="italic" style:font-weight-asian="bold" style:font-size-complex="20pt" style:font-style-complex="italic" style:font-weight-complex="bold"/>
    </style:style>
    <style:style style:name="T1" style:family="text">
      <style:text-properties officeooo:rsid="00168e7e"/>
    </style:style>
    <style:style style:name="T2" style:family="text">
      <style:text-properties officeooo:rsid="00187a94"/>
    </style:style>
    <style:style style:name="T3" style:family="text">
      <style:text-properties officeooo:rsid="001beef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20b922"/>
    </style:style>
    <style:style style:name="T7" style:family="text">
      <style:text-properties style:text-underline-style="none"/>
    </style:style>
    <style:style style:name="T8" style:family="text">
      <style:text-properties style:text-underline-style="none" officeooo:rsid="0020b922"/>
    </style:style>
    <style:style style:name="T9" style:family="text">
      <style:text-properties officeooo:rsid="0020fe60"/>
    </style:style>
    <style:style style:name="T10" style:family="text">
      <style:text-properties officeooo:rsid="0022d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usz Para 14595</text:p>
      <text:p text:style-name="P1"/>
      <text:p text:style-name="P5">„Aplikacja o nazwie CheckLoveMate”</text:p>
      <text:p text:style-name="P1"/>
      <text:p text:style-name="P4">Pomysł:</text:p>
      <text:p text:style-name="P9">Plan na moją aplikacje jest rodzaju „Brave idea”.</text:p>
      <text:p text:style-name="P2">Aplikacja ma być portalem randkowy który łączy najlepsze elementy aplikacji randkowych na rynku z jedną z najstarszych i rozpoznawalnych gier planszowych na świecie czyli szach<text:span text:style-name="T1">ów</text:span>. Pomysł skupia się na załataniu luki w portalach randkowych które odstraszają ludzi płytkimi relacjami i sposobem działania który rzuca nam wiele potencjalnych relacji naraz przez co ciężko jest nam skupić się oraz poznać lepiej drugą osobę. Często wypowiadanym zdaniem przez doradców matrymonialnych jest zdanie „Najlepiej poznać kogoś podczas przyjemnych i angażujących czynności” <text:span text:style-name="T1">i sam z autopsji przekonałem się o tym i wierzę w to zdanie niczym w mantre</text:span>. Pomysł ma przebić konkurencję ponieważ osobę mamy poznawać podczas aktywności jaką <text:span text:style-name="T1">jest gra</text:span> szachy. Gra będzie nas nagradzała za kontakt z drugą osobą <text:span text:style-name="T2">aby zachęcać użytkowników do interakcji</text:span>. </text:p>
      <text:p text:style-name="P2"/>
      <text:p text:style-name="P3">Specyfikacja biznesowa</text:p>
      <text:p text:style-name="P6">Celem projektu jest zapeł<text:span text:style-name="T3">nienie istniejącej luki na rynku matrymonialnym. Jak wiadomo istnieje wiele aplikacji randkowych które pomagają nam poznać osoby z naszej wybranej okolicy, jednak przeważająca większość sprowadza się do przeciętnego pisania. Apliacjia ma na calu poznawanie przyjaciela / partnera w sposób behawioralny (aktywny). Aplikacja ma na celu pozbycie się uczucia </text:span><text:soft-page-break/><text:span text:style-name="T3">podczas korzystania. Efektu który lubie nazywać „rynkiem miłosym” gdzie na tacy mamy podaną ograniczoną wedle platformy i naszych wyszukań liczbę osób. Gdzie do większość z tak zwanych matchów nigdy nie wymieni więcej niż 3 zdania. Mocną stroną idei jest zamysł symulacji organicznego poznawania 2 osoby, który przeszkadza wielu osob</text:span><text:span text:style-name="T10">om</text:span><text:span text:style-name="T3"> korzystający</text:span><text:span text:style-name="T10">m</text:span><text:span text:style-name="T3"> z istniejących rozwiązań takich jak min. „tinder”.</text:span></text:p>
      <text:p text:style-name="P6"/>
      <text:p text:style-name="P11">Pomysł na realizację</text:p>
      <text:p text:style-name="P7">Użytkownik tworzy profil podając podstawowe dane takie jak: email, imię, nazwisko, hasło. Następnie wybiera jedno zdjęciem może to być realne zdjęcie lub avatar uplo<text:span text:style-name="T10">a</text:span>dowany na serwer który ma reprezentować użytkownika <text:span text:style-name="T9">oraz krótki opis.</text:span></text:p>
      <text:p text:style-name="P7">Następnie przechodzi do tagów. Tagi są do wyboru z predefiniowanej listy utrzymywanej i rozwijanej przez moderatora.Użytkownik może wybrać <text:span text:style-name="T4">maksymalnie </text:span><text:span text:style-name="T5">15</text:span><text:span text:style-name="T4"> dowolnych tagów. </text:span></text:p>
      <text:p text:style-name="P8"><text:span text:style-name="T7">Na podstawie tagów wyszukiwani są użytkownicy w wybranej lokalizacji od użytkownika. Użytkownik zaznacza osoby które go zainteresują </text:span><text:span text:style-name="T8">lub odrzuca </text:span><text:span text:style-name="T7">na podstawie zdjęcia i krótkiego opisu. Jeśli </text:span><text:span text:style-name="T8">2 strona zaznaczy że jest również zainteresowana użytkownikiem tworzy się relacja.<text:line-break/>Każdy użytkownik może mieć maksymalnie </text:span><text:span text:style-name="T6">10 par które w dowolnym momencie może odrzucić aby zwolnić slot.</text:span></text:p>
      <text:p text:style-name="P8"><text:span text:style-name="T8">Użytkownicy którzy są w parach mogą zaprosić się nawzajem na partie (tylko jeśli obie strony są online).<text:line-break/>Przed partią użytkownicy zadają sobie 3 krótkie pytania.</text:span></text:p>
      <text:p text:style-name="P8"><text:span text:style-name="T8">Pytania te są odblokowywane wraz z postępem gry.</text:span></text:p>
      <text:p text:style-name="P8"><text:soft-page-break/><text:span text:style-name="T8">W trakcie gry użytkownicy mogą się kontaktować <text:s/>pisać krótkimi wiadomości (max 150 znaków). Parę wiadomości z obu stron dodaje czas dla obu stron do rozgrywki szachowej.</text:span><text:span text:style-name="T7"><text:line-break/></text:span></text:p>
      <text:p text:style-name="P8"><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7:33:58.231000000</meta:creation-date>
    <dc:date>2025-03-10T16:33:34.868938316</dc:date>
    <meta:editing-duration>PT59M13S</meta:editing-duration>
    <meta:editing-cycles>13</meta:editing-cycles>
    <meta:generator>LibreOffice/24.2.7.2$Linux_X86_64 LibreOffice_project/420$Build-2</meta:generator>
    <meta:document-statistic meta:table-count="0" meta:image-count="0" meta:object-count="0" meta:page-count="3" meta:paragraph-count="14" meta:word-count="417" meta:character-count="2923" meta:non-whitespace-character-count="2516"/>
  </office:meta>
</office:document-meta>
</file>